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8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Tabela de comparação entre a mlp com uma camada oculta e duas camadas oculta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/>
          <table:table-cell office:value-type="string" calcext:value-type="string" table:number-columns-spanned="6" table:number-rows-spanned="1">
            <text:p><text:span text:style-name="T1">Nº camadas</text:span>: 2 <text:span text:style-name="T1">eta</text:span>: 0.3 <text:span text:style-name="T1">threshold</text:span>: 0.1 <text:span text:style-name="T1">treino</text:span>: 80% <text:span text:style-name="T1">teste</text:span>: 20% <text:span text:style-name="T1">dos dados totais.</text:span> <text:span text:style-name="T1">Arquitetura</text:span>[3,6,3,1] <text:span text:style-name="T1">interações</text:span>:6790</text:p>
          </table:table-cell>
          <table:covered-table-cell table:number-columns-repeated="5"/>
          <table:table-cell table:number-columns-repeated="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4"/>
          <table:table-cell table:style-name="ce3" office:value-type="string" calcext:value-type="string">
            <text:p>acertou?</text:p>
          </table:table-cell>
          <table:table-cell office:value-type="string" calcext:value-type="string" table:number-columns-spanned="6" table:number-rows-spanned="1">
            <text:p><text:span text:style-name="T1">Nº camadas</text:span>: 2 <text:span text:style-name="T1">eta</text:span>: 0.3 <text:span text:style-name="T1">threshold</text:span>: 0.1 <text:span text:style-name="T1">treino</text:span>: 90% <text:span text:style-name="T1">teste</text:span>: 10% <text:span text:style-name="T1">dos dados totais.</text:span> <text:span text:style-name="T1">Arquitetura</text:span>[3,12,6,1] <text:span text:style-name="T1">interações</text:span>: 4000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97432716961338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974327169613386 </text:p>
          </table:table-cell>
          <table:table-cell table:style-name="ce3" office:value-type="string" calcext:value-type="string">
            <text:p><text:s/>True</text:p>
          </table:table-cell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9743271696158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974327169615809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6523066681943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652306668194309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31220886909490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31220886909490292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28284907886257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828490788625792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40206185622221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9793814377778504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6523066681943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652306668194309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343042686654689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13430426866546896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337526458270921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662473541729078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9743271696157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9743271696157786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330402377200053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669597622799946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48419424349825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1580575650174515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72084792323552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79152076764477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77824199791379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2175800208620366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88897916195474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888979161954746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279505011138579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795050111385794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980340194454048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96598055459512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42780840409826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57219159590173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26291764909845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737082350901547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 table:number-columns-spanned="6" table:number-rows-spanned="1">
            <text:p><text:span text:style-name="T1">Nº camadas</text:span>: 1 <text:span text:style-name="T1">eta</text:span>: 0.3 <text:span text:style-name="T1">threshold</text:span>: 0.1 <text:span text:style-name="T1">treino</text:span>: 90% <text:span text:style-name="T1">teste</text:span>: 10% <text:span text:style-name="T1">dos dados totais.</text:span> <text:span text:style-name="T1">Arquitetura</text:span>[3,6,1] <text:span text:style-name="T1">interações</text:span>: 635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78985671868147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101432813185261 </text:p>
          </table:table-cell>
          <table:table-cell table:style-name="ce3" office:value-type="string" calcext:value-type="string">
            <text:p><text:s/>True</text:p>
          </table:table-cell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88598554216162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1401445783837616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14391643100942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14391643100942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450591125522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0845059112552271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08770572570503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91229427429496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72717300782701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2728269921729882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64139522842214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6413952284221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9743271696158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2974327169615809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9587452570158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9587452570158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office:value-type="string" calcext:value-type="string" table:number-columns-spanned="6" table:number-rows-spanned="1">
            <text:p><text:span text:style-name="T1">Nº camadas</text:span>: 1 <text:span text:style-name="T1">eta</text:span>: 0.3 <text:span text:style-name="T1">threshold</text:span>: 0.1 <text:span text:style-name="T1">treino</text:span>: 80% <text:span text:style-name="T1">teste</text:span>: 20% <text:span text:style-name="T1">dos dados totais.</text:span> <text:span text:style-name="T1">Arquitetura</text:span>[3,6,1] <text:span text:style-name="T1">interações</text:span>: 470</text:p>
          </table:table-cell>
          <table:covered-table-cell table:number-columns-repeated="5"/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49589887219155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1049589887219155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4"/>
          <table:table-cell table:style-name="ce3" office:value-type="string" calcext:value-type="string">
            <text:p>acertou?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75415813266883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458418673311646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338135531580576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661864468419423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30943267429113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69056732570886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06687858371430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066878583714301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37987354212500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3620126457874995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20008877520146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20008877520146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922256905345051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777430946549484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08 <text:span text:style-name="T1">treino</text:span>: 90% <text:span text:style-name="T1">teste</text:span>: 10% <text:span text:style-name="T1">dos dados totais.</text:span> <text:span text:style-name="T1">Arquitetura</text:span>[3,6,1] <text:span text:style-name="T1">interações</text:span>: 3994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432437981941779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4324379819417795 </text:p>
          </table:table-cell>
          <table:table-cell table:style-name="ce3" office:value-type="string" calcext:value-type="string">
            <text:p><text:s/>True</text:p>
          </table:table-cell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18194549815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9181945498151001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512323503758586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876764962414137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23955590486018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9239555904860186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370610580481333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370610580481333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57173939414412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242826060585587 </text:p>
          </table:table-cell>
          <table:table-cell table:style-name="ce3" office:value-type="string" calcext:value-type="string">
            <text:p><text:s/>Fals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9994619190119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0999461919011951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421205417082802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42120541708280224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30753561084670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1030753561084670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85216545951185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4783454048814149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55261748636293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47382513637063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61649809064667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10616498090646673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82799900647368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82799900647368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31372385588319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313723855883194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74622567615084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74622567615084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30204053611127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30204053611127435 </text:p>
          </table:table-cell>
          <table:table-cell table:style-name="ce3" office:value-type="string" calcext:value-type="string">
            <text:p><text:s/>True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9912508982617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100874910173823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86292650561965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862926505619651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10065145574743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01006514557474358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08 <text:span text:style-name="T1">treino</text:span>: 90% <text:span text:style-name="T1">teste</text:span>: 10%<text:span text:style-name="T1"> totais.              </text:span> <text:span text:style-name="T1">Arquitetura</text:span>[3,6,3,1] <text:span text:style-name="T1">interações</text:span>: 6975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84241294472433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5758705527566197 </text:p>
          </table:table-cell>
          <table:table-cell table:style-name="ce3" office:value-type="string" calcext:value-type="string">
            <text:p><text:s/>True</text:p>
          </table:table-cell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122443080568343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1224430805683433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34744635917426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65255364082573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278295284776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278295284776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2503831446634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2503831446634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24507855865726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124507855865726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122443080568343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1224430805683433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office:value-type="string" calcext:value-type="string" table:number-columns-spanned="6" table:number-rows-spanned="1">
            <text:p><text:span text:style-name="T1">Nº camadas</text:span>: 2 <text:span text:style-name="T1">eta</text:span>: 0.5 <text:span text:style-name="T1">threshold</text:span>: 0.1 <text:span text:style-name="T1">treino</text:span>: 50% <text:span text:style-name="T1">teste</text:span>: 50%<text:span text:style-name="T1"> totais.              </text:span> <text:span text:style-name="T1">Arquitetura</text:span>[3,6,3,1] <text:span text:style-name="T1">interações</text:span>: 470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122443080568343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1224430805683433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  <table:table-cell office:value-type="string" calcext:value-type="string">
            <text:p>esperado: </text:p>
          </table:table-cell>
          <table:table-cell office:value-type="string" calcext:value-type="string">
            <text:p><text:s/>[0.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12267982416369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8773201758363006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421070020575942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789299794240576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74993393448300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25006606551699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88680657045148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911319342954851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96632281822309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96632281822309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25405578161616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25405578161616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47966653523264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47966653523264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72795851006960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72795851006960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22031845350496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220318453504966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2339973857314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23399738573140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48039306096590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51960693903409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6182871667948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038171283320514 </text:p>
          </table:table-cell>
          <table:table-cell table:style-name="ce3" office:value-type="string" calcext:value-type="string">
            <text:p><text:s/>Fals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73629664269272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263703357307279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219887191621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02198871916212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74717031534066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252829684659332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446636466124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44663646612469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2475967079994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075240329200054 </text:p>
          </table:table-cell>
          <table:table-cell table:style-name="ce3" office:value-type="string" calcext:value-type="string">
            <text:p><text:s/>Fals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345071435554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65492856444551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30635861420865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30635861420865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354430801489447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645569198510552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52266588088325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52266588088325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402916494179323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970835058206766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24033182486038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624033182486038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7228347537622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1277165246237769 </text:p>
          </table:table-cell>
          <table:table-cell table:style-name="ce3" office:value-type="string" calcext:value-type="string">
            <text:p><text:s/>Fals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8110295218729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188970478127011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37395097764698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37395097764698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2884219912634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711578008736516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2307705524681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76922944753183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72209714584772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277902854152279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376245178259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62375482174069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85534093108939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144659068910607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94243308568063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05756691431936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17363691991428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0826363080085716 </text:p>
          </table:table-cell>
          <table:table-cell table:style-name="ce3" office:value-type="string" calcext:value-type="string">
            <text:p><text:s/>Fals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595156469168470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5951564691684707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88891447627050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11108552372949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49922848022035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50077151977964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384245589843791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6157544101562084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06301101290275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993698898709724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01901609897272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0980983901027275 </text:p>
          </table:table-cell>
          <table:table-cell table:style-name="ce3" office:value-type="string" calcext:value-type="string">
            <text:p><text:s/>Fals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1899592391210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810040760878929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5802898144902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58028981449028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1 <text:span text:style-name="T1">treino</text:span>: 50% <text:span text:style-name="T1">teste</text:span>: 50%<text:span text:style-name="T1"> totais.              </text:span> <text:span text:style-name="T1">Arquitetura</text:span>[3,6,1] <text:span text:style-name="T1">interações</text:span>: 175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050780826787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05078082678789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68849092087847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931150907912152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1020484600675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89795153993246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44850970116999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44850970116999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47026549079572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47026549079572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262971370907577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737028629092422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24882673591792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24882673591792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4127180950257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58728190497422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731297153114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73129715311483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6460093238172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353990676182741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31112665448144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688873345518553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7783542666384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2216457333615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9609015314744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03909846852553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99467491793594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00532508206405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70955993096843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29044006903156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98421775842576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98421775842576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66960395101705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66960395101705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1020484600675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89795153993246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86377364222900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13622635777099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468197334316659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31802665683340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45788841594663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945788841594663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05810415018713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894189584981286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20880290103522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791197098964771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39983423295611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600165767043883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49802994535451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950197005464548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915467900482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08453209951716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46637470942030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466374709420301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51658015653386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948341984346613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8198308156441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8198308156441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2916020904029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291602090402939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96330878844733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96330878844733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36200556122925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36200556122925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86117836352009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786117836352009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9298288228048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907017117719513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63902244193578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63902244193578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97882424493718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2021175755062813 </text:p>
          </table:table-cell>
          <table:table-cell table:style-name="ce3" office:value-type="string" calcext:value-type="string">
            <text:p><text:s/>Fals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55063901553565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-0.0855063901553565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70307110483817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69288951618220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249778713433676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750221286566323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682926966683486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170730333165139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1 <text:span text:style-name="T1">treino</text:span>: 90% <text:span text:style-name="T1">teste</text:span>: 10%<text:span text:style-name="T1"> totais.              </text:span> <text:span text:style-name="T1">Arquitetura</text:span>[14,3,1] <text:span text:style-name="T1">interações</text:span>: 1000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1 <text:span text:style-name="T1">treino</text:span>: 95% <text:span text:style-name="T1">teste</text:span>: 5%<text:span text:style-name="T1"> totais.              </text:span> <text:span text:style-name="T1">Arquitetura</text:span>[14,3,1] <text:span text:style-name="T1">interações</text:span>: 1000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3225806451612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983417524601760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1503162234767807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568712214027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54213692124835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451612903225806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857542899717857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3529191690679343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17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351704739863207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718185455533298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845161290322580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78079286623565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449999522027464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661555529001575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2.5166097019094048e-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70967741935483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84536148315758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2897782927755248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5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300476781299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2.769740412442426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41935483870967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614182942079915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741186785012328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41389760422256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40095159897061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354838709677419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711878807076636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413397436352408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05643965189357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150454898812577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9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51816686422537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032104111680331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74193548387096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38416288889180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87900867744247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8882357115518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6793878960390777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233487080683062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359593794038538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677419354838709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39242975113581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9412606594071397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61290322580645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9508239326575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79003181782090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677419354838709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75438762249200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159860649532137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299599172533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55788644918831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70967741935483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65683116273389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2.7927268388465737e-0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2172736788531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456852630230192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3280857245681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220339852380220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590294539059028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12762891868260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419354838709677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988856998473565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32433270997573333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17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56527216577243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43762255808611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741935483870967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42375135121744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464872876965430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1330829797735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732041582701352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61290322580645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4865892583111113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5580249003001023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329687994209313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50331127552345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19354838709677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5972973821043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8720172690079133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5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8174702270780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61733698451246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29032258064516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7758604397671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350676046989272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12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948450210242613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222140018864754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612903225806451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516942743240417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9.208414214306064e-0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1199195833934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58163593328078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70967741935483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617922529348444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8137945784042413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01573984873473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17788981222598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06451612903225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1181013147919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110041743652305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61290322580645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039053937686741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477001581714917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6451612903225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51629659512603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4357347060995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04229252400861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6605648452404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32258064516129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6481017560744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7570062154763498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774193548387096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05729856407994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801484499104491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64516129032258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669700054706099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2.6873085391909765e-0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51234064663694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6433856748214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903225806451612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489012347380877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1.7167112068346472e-0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580645161290322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86100180385753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785998470315586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67608870316528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495542849283568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1 <text:span text:style-name="T1">treino</text:span>: 95% <text:span text:style-name="T1">teste</text:span>: 5%<text:span text:style-name="T1"> totais.              </text:span> <text:span text:style-name="T1">Arquitetura</text:span>[14,3,3,1] <text:span text:style-name="T1">interações</text:span>: 1000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87096774193548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89086376878236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537811848370445 </text:p>
          </table:table-cell>
          <table:table-cell table:style-name="ce3" office:value-type="string" calcext:value-type="string">
            <text:p><text:s/>True</text:p>
          </table:table-cell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22580645161290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446767411201334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601425981531362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0605089898814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558717876043375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225806451612903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302328963584808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158900718782301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903225806451612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060508927149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528330673757424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22580645161290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286347962742594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073778172112646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1262690948008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937433122339292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12903225806451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57982657668281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03215517698535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0604929397394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563488480105086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03225806451612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858370995822921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261281055335827 </text:p>
          </table:table-cell>
          <table:table-cell table:style-name="ce3" office:value-type="string" calcext:value-type="string">
            <text:p><text:s/>Fals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73908789419209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935483870967741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616132569179621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10198525395376704 </text:p>
          </table:table-cell>
          <table:table-cell table:style-name="ce3" office:value-type="string" calcext:value-type="string">
            <text:p><text:s/>Fals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258064516129032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618505917121652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0105343724870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269244874413672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7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36909003379503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20358577027167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225806451612903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1527995626152825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9131829720911963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733253651517696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677419354838709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4360806640272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340941724769105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5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0310065118650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76433032860373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09677419354838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25165981755228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23989556523075882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516129032258064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8428611712581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459116642820907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7096774193548385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7267699491371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3169685220794717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25672505604321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22580645161290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192083521867592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1702949918793069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9884513225709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515114404837298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838709677419355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451408188831288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0538320146015747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4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73908789419209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87096774193548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1272249956131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8003058296115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703394917081883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90322580645161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58530186160297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465227745010839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69083513193517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911340875631320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7096774193548385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72543439524018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31681815666109096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509677419354838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8791199361159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17802938461296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54838709677419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2027379184280642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313465069867990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84282524842633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30372392990053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25806451612903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14300659248886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7831224785120479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8167300314932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56501456574358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189807806805575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91367435920799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0604989620727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259289125604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90322580645161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12928991701297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95536142432936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632258064516129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7570656084170075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9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15478170066994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34983873760863324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290322580645161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9657365158056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<text:span text:style-name="T1">Nº camadas</text:span>: 2 <text:span text:style-name="T1">eta</text:span>: 0.5 <text:span text:style-name="T1">threshold</text:span>: 0.1 <text:span text:style-name="T1">treino</text:span>: 90% <text:span text:style-name="T1">teste</text:span>: 10%<text:span text:style-name="T1"> totais.              </text:span> <text:span text:style-name="T1">Arquitetura</text:span>[14,7,3,1] <text:span text:style-name="T1">interações</text:span>: 1000</text:p>
          </table:table-cell>
          <table:covered-table-cell table:number-columns-repeated="5" table:style-name="ce3"/>
          <table:table-cell table:style-name="ce3" office:value-type="string" calcext:value-type="string">
            <text:p>acertou?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0604564499232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3902654011624743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sultado do teste:</text:p>
          </table:table-cell>
          <table:covered-table-cell table:style-name="ce3"/>
          <table:table-cell table:style-name="ce3" table:number-columns-repeated="5"/>
          <table:table-cell office:value-type="string" calcext:value-type="string">
            <text:p>esperado: </text:p>
          </table:table-cell>
          <table:table-cell office:value-type="string" calcext:value-type="string">
            <text:p><text:s/>[0.4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084400217308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803709512217227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29032258064516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9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482560598122305 </text:p>
          </table:table-cell>
          <table:table-cell table:style-name="ce3" office:value-type="string" calcext:value-type="string">
            <text:p><text:s/>True</text:p>
          </table:table-cell>
          <table:table-cell office:value-type="string" calcext:value-type="string">
            <text:p>esperado: </text:p>
          </table:table-cell>
          <table:table-cell office:value-type="string" calcext:value-type="string">
            <text:p><text:s/>[0.9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35576792666994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812320095515407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741935483870967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81498591884576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451612903225806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871770622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85630865682354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7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75483244930648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161290322580645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716641456708149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516129032258064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396296500263857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774694771735728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729032258064516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544913822993070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09677419354838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82225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533958513121461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03225806451612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77567044119823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516129032258064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0026944447786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781704268520191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741935483870967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81498591884576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735483870967741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24834503502083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1134090274186323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00000000000000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00268826067049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675860217671880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8296484213314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354838709677419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81794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213535078959846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03225806451612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408278453588681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5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683735935992276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193548387096774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473747538577713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6451612903225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97125633679784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741935483870967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04744550870773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612903225806451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274317843381910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419354838709677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788214599552060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12903225806451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67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63455245534732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22580645161290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587627987643105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22580645161290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37538245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5876276181528921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09677419354838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24834503502083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62925708587444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903225806451613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3456766310017741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25806451612903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113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132126728362036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6451612903225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97125633679784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7096774193548385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513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486996029618258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032258064516129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00253134178942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354203712961391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516129032258064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3755237337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036270940733628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4451612903225806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23656146315948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616144241741956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54838709677419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4564064877358906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514522154208912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419354838709678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00598556812508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07537692569928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161290322580645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540752842753307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606332043305622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12903225806451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00273785541697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744612280136506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9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400260846091752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18707260803342849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09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50037054858666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23225806451612904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5876279876431053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483870967741935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248338422011879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3113345397177855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5612903225806452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398429113078746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4903895595941159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780645161290322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24834503502083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311482952275597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6967741935483871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7248345035020831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007873809946974918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16129032258064516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0.0217930340569644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esperado: </text:p>
          </table:table-cell>
          <table:table-cell table:style-name="ce3" office:value-type="string" calcext:value-type="string">
            <text:p><text:s/>[0.3096774193548387] </text:p>
          </table:table-cell>
          <table:table-cell table:style-name="ce3" office:value-type="string" calcext:value-type="string">
            <text:p>obtido: </text:p>
          </table:table-cell>
          <table:table-cell table:style-name="ce3" office:value-type="string" calcext:value-type="string">
            <text:p><text:s/>[0.3089149616385084] </text:p>
          </table:table-cell>
          <table:table-cell table:style-name="ce3" office:value-type="string" calcext:value-type="string">
            <text:p>erro: </text:p>
          </table:table-cell>
          <table:table-cell table:style-name="ce3" office:value-type="string" calcext:value-type="string">
            <text:p><text:s/>5.813417691916506e-07 </text:p>
          </table:table-cell>
          <table:table-cell table:style-name="ce3" office:value-type="string" calcext:value-type="string">
            <text:p><text:s/>True</text:p>
          </table:table-cell>
          <table:table-cell table:number-columns-repeated="7"/>
        </table:table-row>
        <table:table-row table:style-name="ro2" table:number-rows-repeated="136">
          <table:table-cell table:number-columns-repeated="15"/>
        </table:table-row>
        <table:table-row table:style-name="ro2">
          <table:table-cell table:number-columns-repeated="8"/>
          <table:table-cell office:value-type="string" calcext:value-type="string" table:number-columns-spanned="6" table:number-rows-spanned="1">
            <text:p><text:span text:style-name="T1">Nº camadas</text:span>: 1 <text:span text:style-name="T1">eta</text:span>: 0.5 <text:span text:style-name="T1">threshold</text:span>: 0.1 <text:span text:style-name="T1">treino</text:span>: 90% <text:span text:style-name="T1">teste</text:span>: 10%<text:span text:style-name="T1"> totais.              </text:span> <text:span text:style-name="T1">Arquitetura</text:span>[14,3,1] <text:span text:style-name="T1">interações</text:span>: 1000</text:p>
          </table:table-cell>
          <table:covered-table-cell table:number-columns-repeated="5"/>
          <table:table-cell table:style-name="ce3" office:value-type="string" calcext:value-type="string">
            <text:p>acertou?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 table:number-columns-spanned="2" table:number-rows-spanned="1">
            <text:p>Resultado do teste: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02499908592530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173573105876035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700456821405806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90739740198779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37308549829843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575125424271075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903225806451612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94997013440341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69942264647947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845161290322580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720963604951357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542506505156924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385028871063240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4.276223356337955e-0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775985014934817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246423558814806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90322580645161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922512863945586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38946105574722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9218000498993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242670345488686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48387096774193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66205269667907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1748728527028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2393882886196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797147497731876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072339252933626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229986117354328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03578518399840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33065234180351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20425600100596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179540615409190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16129032258064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6527337208705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00874977829418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377239259209373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7737220366464436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3024674223283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981523840844623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42281100309736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62833469450441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704159049428391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8501253077557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28586246300812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9892649336226517e-0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548387096774193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93725173237884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512157048239388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16129032258064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141831312038412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400987833616287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87096774193548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16072948681605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83961868796233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3908726579957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5.560854438769214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8166204582329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50193656795881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451612903225806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0541908175973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572029933329841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83870967741935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35741101066576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63072206591372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0366799326312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57515802218822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4942651109030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48803964146893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00000000000000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54966683508473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021336295920637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22580645161290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1805547323326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47260752265817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3733805018426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242684072053556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64516129032258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71402500486259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563473079232519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16302256450168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54587811037783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64516129032258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58205317360555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25641510126368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54838709677419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377184483103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571836576022345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974338532773574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506910778956269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9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268389780675684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903891268184808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555548091985351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4924626865061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4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9976098526995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364498720022253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77419354838709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0938275842015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84935544449857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69645197120140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02372549783934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35483870967741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29581870615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68919734710394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6454142096188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868689002600087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852307659267391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395013478835557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258064516129032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36943818667666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8965675339598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80645161290322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202141635343469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862578672604940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22800311018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61391182108486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67741935483870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68035867577449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8.639607563552331e-0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038862648716675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81773525710038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50102866301439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6.338786797720207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07727103785093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99156783490841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72728934285987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65086332839483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54838709677419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65977590210337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23518507661103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54838709677419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880751468557504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711627984493105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4651598267945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4.4072660500024365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929032258064516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721917499892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659670465883505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021221267849902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61061814213864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16129032258064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7975239090527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16972429765264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011460262778002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43501512298321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80645161290322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4903239456859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27515490779553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4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25008958230716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765196542356716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0113822243268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694435399287158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90322580645161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29339915615425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522352428181794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47955580700376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624156583546049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741589140724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93656530749846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16129032258064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44810881422022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93499088058807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8672778561862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631235046490979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354838709677419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14057317075061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459097211715950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80626521017749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5826014071592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81763106457066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9659323545959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0735720457089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8.921554104434217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481179472620432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8.85155414328398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5344498620882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23618167542497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571192131980743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8516200299955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9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09286291029995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284904490408435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59375637192786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8161282835248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652039744666583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81699684995852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69443403802491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54686024046657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709677419354838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05291728322064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804293331878238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47689666679478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1301786718404644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58064516129032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26599807561735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728296959868426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668060231024510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86103572890322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41935483870967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5145311797103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363994429304276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814237737035638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87380339952699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9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1580431557303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621455442728741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93552045355868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50423209471433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164934252210852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28509802684961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1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778476990282413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465460473852760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404476414547553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744978486547815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1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93666562263910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50456255823825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5097646484099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357489274872832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15903415242292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155773602517951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453378863683994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3242523804806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6836465196166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792883336120174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1226332014500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44620913775476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49255331806334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328505137715553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41370190167667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195569709911888e-0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9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63279937635713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121865179143642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76338671060708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669114690636250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8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9079072022814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5224155625723879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32949050115585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88544660946277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11069930777147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1947674272228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61290322580645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037485111070111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481942236239403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00798515088326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72558187794451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83278015197845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9426021669681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845161290322580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69923925582480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14080307989709465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492682924148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9782961371611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17970710236719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39060810012550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8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13850597407616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223199319313567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35483870967741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3755926135453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91741510905413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65171955878889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791302459268265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3443549157759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606192014600526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808011793308050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990196764660328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80645161290322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1883314007223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4583217234475697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13417674569343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78139874142211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32258064516129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189933796663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1646994636467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90086694825784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8.939625387070645e-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451612903225806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474957139747956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09392189946740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35483870967741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408754262464336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95075781258485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1491568497453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4.049991903190876e-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328615710209829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545526430258668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16129032258064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01131604304584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452101756529373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16129032258064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829852212333290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84352951341560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040119705359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679584972514150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26137727017180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495691216113682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6434956605258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42319668965434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98769495210232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772937485149975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16129032258064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2924435610447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53344204310279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9677419354838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29871861212434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84855922249782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7026226492586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43036758511265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32258064516129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5825460624569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18463878198171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059693400790715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91068153811252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89564038554862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25169160933651 </text:p>
          </table:table-cell>
          <table:table-cell office:value-type="string" calcext:value-type="string">
            <text:p><text:s/>Fals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51746245472164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699521065955348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677419354838709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1610782696587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1263821591957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90322580645161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884449642311725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62800216060032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03141722249338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1429862402728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47683102519178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827288673444668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74193548387096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68423860322262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328930036549457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51612903225806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52744809283006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95485187884423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74193548387096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9616748078946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08806722474964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76170020653247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207253025627889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730400188392275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936683008404233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903225806451612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3728387974568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34208439730001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31481381203276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798377504546866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9677419354838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13258700265399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2825572960347687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74193548387096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700926030340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8370068234076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451612903225806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6985536885430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67098180818545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2160900892780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55424723974768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296918841703256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998461309970753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496415888872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7656535627781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61290322580645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81314385237740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44057756167144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90214824612276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77021297268734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936120567388452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51391539047369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216484640837815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041116968783013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258064516129032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255739095869280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04656248098888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47834273103157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53515769513294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54838709677419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54593326033289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987272382443507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56312858336449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72560037626445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774193548387096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136716434733131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314228431246602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16129032258064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75333948623650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530689707433532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80645161290322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53891745211920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7412017126690076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1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592296667487802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857664693502276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3231759568884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399047536676207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548387096774193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068513116996749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302790364674428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00000000000000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3579147985903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12273405869310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74193548387096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5979591828819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44482397129023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57402896997032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881726342961776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7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19318238687479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036237674705461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8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09509557767495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67843462871713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9716409339929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67443651286324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832291789715816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260263024540974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25041553187926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88949958259073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2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168362392127322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29981997018297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61290322580645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64648963916172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33955220451530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8387096774193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400780557092664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15923673776728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6774193548387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750599781836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9.53369132718195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9103127798845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5480320112122788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09677419354838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65785568063639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14812435152890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589238998818254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47327572606029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88860031989171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745281436721221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77419354838709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48333997314249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426752429734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161290322580645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281280445685740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74417383432585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24903630270789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694919759913388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2441398312275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889033583512001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4401873947797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074274769378789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322580645161290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468867871029701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288255007154533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79024626190351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752239600148204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95432343193169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3571371642092032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558258120898454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437811545319994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32863188569169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4.97975364699306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09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252865209372724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222477120750313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237089624119489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562114898651206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480650050638965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416879485821852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54826031830084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936279092076493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29032258064516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1152774388137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380731085341708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55166592875629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473162127634299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903225806451612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62726229192645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97401312099485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61290322580645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4281719752261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412563494097165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80645161290322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63381849047849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2.82740293695376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30512540826736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875917940696472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451612903225806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65508818246231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34451630787351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993129970740508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84118887695034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516129032258065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25211377792387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597734563189529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516129032258064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002008448365488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29256114256719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93548387096774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03095147997181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9.114064368954014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612903225806451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6297602185400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4067712129138252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5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01361090230538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8745933289272244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207584608069067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800863097683438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451612903225806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73253736502102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789185532349346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09677419354838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4956014849678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3614086255420954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8718497897935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0017648737245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741935483870967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68513356105253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226458435870966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9032258064516127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516769086161911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699417654047513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225806451612903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238376705412747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58011280592496e-0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19354838709677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68044346195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818963387603051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0645161290322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8439357749326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4050624030447124e-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87096774193548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695618469088080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680048821793306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533645479798911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790868109024892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468451162156668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215218496872155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1892019895930304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16597028749023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70967741935483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03170475864886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59646928664743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329032258064516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399774176236517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5004418986654099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64516129032258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0007140491753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41531224662229626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5032258064516129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19680936391202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356179728924672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4064516129032258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32841660418694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6964346078687013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722580645161290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668527608158840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921730809188218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4516129032258063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77116816271749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1021155638688029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14838709677419354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34323220359218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73850173368207005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6129032258064516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480544534214993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1751882323980267 </text:p>
          </table:table-cell>
          <table:table-cell office:value-type="string" calcext:value-type="string">
            <text:p><text:s/>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erado: </text:p>
          </table:table-cell>
          <table:table-cell office:value-type="string" calcext:value-type="string">
            <text:p><text:s/>[0.21935483870967742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2228706781153404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2361126726412729e-05 </text:p>
          </table:table-cell>
          <table:table-cell office:value-type="string" calcext:value-type="string">
            <text:p><text:s/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/00/0000</text:date>, <text:time style:data-style-name="N2" text:time-value="20:23:40.2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20:22.552000000</meta:creation-date>
    <dc:date>2017-09-27T21:50:21.046000000</dc:date>
    <meta:editing-duration>PT1H25M50S</meta:editing-duration>
    <meta:editing-cycles>4</meta:editing-cycles>
    <meta:generator>LibreOffice/5.4.0.3$Windows_x86 LibreOffice_project/7556cbc6811c9d992f4064ab9287069087d7f62c</meta:generator>
    <meta:document-statistic meta:table-count="1" meta:cell-count="3666" meta:object-count="0"/>
  </office:meta>
</office:document-meta>
</file>